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ngage à prototype : liste de propriété attaché à un constructeur</text:p>
      <text:p text:style-name="Standard"/>
      <text:p text:style-name="Standard">Objet Document est un sous objet de Window. Il représente la page HTML affichée dans le navigateur.</text:p>
      <text:p text:style-name="Standard">Il est possible d'atteindre tous les éléments de la page HTML avec les deux méthodes :</text:p>
      <text:list xml:id="list12657449161" text:style-name="L1">
        <text:list-item>
          <text:p text:style-name="P1">document.getElementById(« id »)</text:p>
        </text:list-item>
        <text:list-item>
          <text:p text:style-name="P1">document.getElementByTagName(« balise »)</text:p>
        </text:list-item>
      </text:list>
      <text:p text:style-name="Standard">Les attributs : id, className, </text:p>
      <text:p text:style-name="Standard"/>
      <text:p text:style-name="Standard">Attention dans le DOM, il y a des nœuds virtuels (qui n’apparaissent pas dans le rendu du navigateu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4-08T16:37:15</meta:creation-date>
    <meta:generator>LibreOffice/3.5$Linux_x86 LibreOffice_project/350m1$Build-2</meta:generator>
    <dc:date>2014-04-09T12:04:11</dc:date>
    <dc:creator>Asus </dc:creator>
    <meta:editing-duration>PT1H12M54S</meta:editing-duration>
    <meta:editing-cycles>3</meta:editing-cycles>
    <meta:document-statistic meta:table-count="0" meta:image-count="0" meta:object-count="0" meta:page-count="1" meta:paragraph-count="7" meta:word-count="75" meta:character-count="456" meta:non-whitespace-character-count="389"/>
  </office:meta>
</office:document-meta>
</file>